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3692000019D73447A25DF5ECD500.wmf" manifest:media-type="image/x-wmf"/>
  <manifest:file-entry manifest:full-path="Pictures/2000000A00002C7100001AFAFD6AA4B36BA459ED.wmf" manifest:media-type="image/x-wmf"/>
  <manifest:file-entry manifest:full-path="Pictures/2000000A00002D9400001A260E7DCC67277FC22F.wmf" manifest:media-type="image/x-wmf"/>
  <manifest:file-entry manifest:full-path="Pictures/2000000A00003C91000018CEB3845DDB93918BF3.wmf" manifest:media-type="image/x-wmf"/>
  <manifest:file-entry manifest:full-path="Pictures/2000000A000069D500001ADF67317CA2D68809C6.wmf" manifest:media-type="image/x-wmf"/>
  <manifest:file-entry manifest:full-path="Pictures/2000000A000069D500001C37B4E049F5ACB256C3.wmf" manifest:media-type="image/x-wmf"/>
  <manifest:file-entry manifest:full-path="Pictures/2000000A000022010000244754BD7886D7E5AB93.wmf" manifest:media-type="image/x-wmf"/>
  <manifest:file-entry manifest:full-path="Pictures/2000000A000069D50000208E3D471616FEE61EF5.wmf" manifest:media-type="image/x-wmf"/>
  <manifest:file-entry manifest:full-path="Pictures/2000000A000069D500001128A9B8583E2C328540.wmf" manifest:media-type="image/x-wmf"/>
  <manifest:file-entry manifest:full-path="Pictures/2000000A000069D500001F86D7A88B7CB480BBF3.wmf" manifest:media-type="image/x-wmf"/>
  <manifest:file-entry manifest:full-path="Pictures/2000000A000069D5000015E905AD5DE216CEADAA.wmf" manifest:media-type="image/x-wmf"/>
  <manifest:file-entry manifest:full-path="Pictures/2000000A0000242C0000277BE4C8CF3486C25FA8.wmf" manifest:media-type="image/x-wmf"/>
  <manifest:file-entry manifest:full-path="Pictures/2000000A0000527A000029728953A795786F9815.wmf" manifest:media-type="image/x-wmf"/>
  <manifest:file-entry manifest:full-path="Pictures/2000000A0000446B0000136E6640DFDC9178656F.wmf" manifest:media-type="image/x-wmf"/>
  <manifest:file-entry manifest:full-path="Pictures/2000000A000069D500001516655E94BEB29EDF9F.wmf" manifest:media-type="image/x-wmf"/>
  <manifest:file-entry manifest:full-path="Pictures/2000000A000069D500001BE873FEAEDD3889E476.wmf" manifest:media-type="image/x-wmf"/>
  <manifest:file-entry manifest:full-path="Pictures/2000000A000069D5000024965A7856E07D97F305.wmf" manifest:media-type="image/x-wmf"/>
  <manifest:file-entry manifest:full-path="Pictures/2000000A00001FD500001741BDB65B7F383F25C2.wmf" manifest:media-type="image/x-wmf"/>
  <manifest:file-entry manifest:full-path="Pictures/2000000A0000208E00002447DFEFA83624FCD4C3.wmf" manifest:media-type="image/x-wmf"/>
  <manifest:file-entry manifest:full-path="Pictures/2000000A00002025000020A92C9596B39FEA0171.wmf" manifest:media-type="image/x-wmf"/>
  <manifest:file-entry manifest:full-path="Pictures/2000000A0000228500002761D8A81E324BE6F9D5.wmf" manifest:media-type="image/x-wmf"/>
  <manifest:file-entry manifest:full-path="Pictures/2000000A0000241200002461240F7890F65DDF7C.wmf" manifest:media-type="image/x-wmf"/>
  <manifest:file-entry manifest:full-path="Pictures/2000000A00002673000025353107437A02278CF1.wmf" manifest:media-type="image/x-wmf"/>
  <manifest:file-entry manifest:full-path="Pictures/2000000A0000242C00002746D339B9E112ACAF33.wmf" manifest:media-type="image/x-wmf"/>
  <manifest:file-entry manifest:full-path="Pictures/2000000A0000263E00002FA5527B597EA96FBF59.wmf" manifest:media-type="image/x-wmf"/>
  <manifest:file-entry manifest:full-path="Pictures/2000000A000025350000341790EC4AAC6A53FF18.wmf" manifest:media-type="image/x-wmf"/>
  <manifest:file-entry manifest:full-path="Pictures/2000000A000069D500001952560120CAAC748BD5.wmf" manifest:media-type="image/x-wmf"/>
  <manifest:file-entry manifest:full-path="Pictures/2000000A00002796000023F80311676528EFE977.wmf" manifest:media-type="image/x-wmf"/>
  <manifest:file-entry manifest:full-path="Pictures/2000000A000069D50000334334F97D59BC0CE58C.wmf" manifest:media-type="image/x-wmf"/>
  <manifest:file-entry manifest:full-path="Pictures/2000000A000069D5000035A42B022583B96EEC61.wmf" manifest:media-type="image/x-wmf"/>
  <manifest:file-entry manifest:full-path="Pictures/2000000A000069D5000018E8BEBC934E778F056D.wmf" manifest:media-type="image/x-wmf"/>
  <manifest:file-entry manifest:full-path="Pictures/2000000A000069D500002C71913FD42C51D21836.wmf" manifest:media-type="image/x-wmf"/>
  <manifest:file-entry manifest:full-path="Pictures/2000000A000069D5000014E10FF9CC66605880A4.wmf" manifest:media-type="image/x-wmf"/>
  <manifest:file-entry manifest:full-path="Pictures/2000000A000069D500001A758793C1ECFDDE3AF9.wmf" manifest:media-type="image/x-wmf"/>
  <manifest:file-entry manifest:full-path="Pictures/2000000A000069D5000033E20DD7C695908A2015.wmf" manifest:media-type="image/x-wmf"/>
  <manifest:file-entry manifest:full-path="Pictures/2000000A000069D500001DDE6BA2D645E9B8353B.wmf" manifest:media-type="image/x-wmf"/>
  <manifest:file-entry manifest:full-path="Pictures/2000000A000069D50000191D6989158A428E3272.wmf" manifest:media-type="image/x-wmf"/>
  <manifest:file-entry manifest:full-path="Pictures/2000000A000069D5000020F83AB2F551509D2426.wmf" manifest:media-type="image/x-wmf"/>
  <manifest:file-entry manifest:full-path="Pictures/2000000A000069D5000035D9D7D6D3BDE532C81C.wmf" manifest:media-type="image/x-wmf"/>
  <manifest:file-entry manifest:full-path="Pictures/2000000A0000517100002C576E30105AF13A0E57.wmf" manifest:media-type="image/x-wmf"/>
  <manifest:file-entry manifest:full-path="Pictures/2000000A00003EBC00002A2B8A856B5055473EDF.wmf" manifest:media-type="image/x-wmf"/>
  <manifest:file-entry manifest:full-path="Pictures/2000000A0000353A00001EB253BDF42E7DAC27F1.wmf" manifest:media-type="image/x-wmf"/>
  <manifest:file-entry manifest:full-path="Pictures/2000000A000032DA00001D75D755F0EC1E135A92.wmf" manifest:media-type="image/x-wmf"/>
  <manifest:file-entry manifest:full-path="Pictures/2000000A000035890000208EBA39EC2D4DC0CAA3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top="0in" fo:margin-bottom="0.139in" loext:contextual-spacing="false" fo:line-height="115%"/>
    </style:style>
    <style:style style:name="P4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5" style:family="paragraph" style:parent-style-name="Standard">
      <style:paragraph-properties fo:margin-top="0in" fo:margin-bottom="0.139in" loext:contextual-spacing="false" fo:line-height="100%"/>
      <style:text-properties style:font-name="Calibri" fo:font-size="11pt" fo:language="en" fo:country="none" fo:font-weight="normal" style:font-size-asian="11pt" style:font-weight-asian="normal"/>
    </style:style>
    <style:style style:name="P6" style:family="paragraph" style:parent-style-name="Standard">
      <style:paragraph-properties fo:margin-top="0in" fo:margin-bottom="0.139in" loext:contextual-spacing="false" fo:line-height="100%"/>
    </style:style>
    <style:style style:name="P7" style:family="paragraph" style:parent-style-name="Standard">
      <style:paragraph-properties fo:margin-top="0in" fo:margin-bottom="0.139in" loext:contextual-spacing="false" fo:line-height="100%"/>
      <style:text-properties fo:color="#d4d4d4" style:font-name="Consolas" fo:font-size="10.5pt" fo:font-weight="normal" fo:background-color="#1e1e1e"/>
    </style:style>
    <style:style style:name="P8" style:family="paragraph" style:parent-style-name="Standard">
      <style:paragraph-properties fo:margin-top="0in" fo:margin-bottom="0.139in" loext:contextual-spacing="false" fo:line-height="100%"/>
      <style:text-properties fo:color="#d4d4d4" style:font-name="Consolas" fo:font-size="10.5pt" fo:font-weight="normal" officeooo:paragraph-rsid="000060cc" fo:background-color="#1e1e1e"/>
    </style:style>
    <style:style style:name="P9" style:family="paragraph" style:parent-style-name="Standard" style:master-page-name="Standard">
      <style:paragraph-properties fo:margin-top="0in" fo:margin-bottom="0.139in" loext:contextual-spacing="false" fo:line-height="115%" style:page-number="auto"/>
      <style:text-properties style:font-name="Calibri" fo:font-size="11pt" fo:language="en" fo:country="none" fo:font-weight="bold" style:font-size-asian="11pt" style:font-weight-asian="bold"/>
    </style:style>
    <style:style style:name="P10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11" style:family="paragraph" style:parent-style-name="Standard">
      <style:paragraph-properties fo:margin-top="0in" fo:margin-bottom="0.139in" loext:contextual-spacing="false" fo:line-height="100%"/>
      <style:text-properties style:font-name="Calibri" fo:font-size="11pt" fo:language="en" fo:country="none" fo:font-weight="normal" style:font-size-asian="11pt" style:font-weight-asian="normal"/>
    </style:style>
    <style:style style:name="P12" style:family="paragraph" style:parent-style-name="Standard">
      <style:paragraph-properties fo:margin-top="0in" fo:margin-bottom="0.139in" loext:contextual-spacing="false" fo:line-height="100%"/>
      <style:text-properties style:font-name="Calibri" fo:font-size="11pt" fo:language="en" fo:country="none" fo:font-weight="normal" officeooo:rsid="00019e5c" officeooo:paragraph-rsid="00019e5c" style:font-size-asian="11pt" style:font-weight-asian="normal"/>
    </style:style>
    <style:style style:name="P13" style:family="paragraph" style:parent-style-name="Standard">
      <style:paragraph-properties fo:margin-top="0in" fo:margin-bottom="0.139in" loext:contextual-spacing="false" fo:line-height="100%"/>
      <style:text-properties style:font-name="Calibri" fo:font-size="11pt" fo:language="en" fo:country="none" style:text-underline-style="solid" style:text-underline-type="double" style:text-underline-width="auto" style:text-underline-color="font-color" fo:font-weight="normal" style:font-size-asian="11pt" style:font-weight-asian="normal"/>
    </style:style>
    <style:style style:name="P14" style:family="paragraph" style:parent-style-name="Standard">
      <style:paragraph-properties fo:margin-top="0in" fo:margin-bottom="0.139in" loext:contextual-spacing="false" fo:line-height="100%"/>
      <style:text-properties fo:color="#808080" style:font-name="Calibri" fo:font-size="11pt" fo:language="en" fo:country="none" fo:font-weight="normal" officeooo:rsid="000060cc" officeooo:paragraph-rsid="000060cc" fo:background-color="#1e1e1e" style:font-size-asian="11pt" style:font-weight-asian="normal"/>
    </style:style>
    <style:style style:name="P15" style:family="paragraph" style:parent-style-name="Standard">
      <style:paragraph-properties fo:margin-top="0in" fo:margin-bottom="0.139in" loext:contextual-spacing="false" fo:line-height="100%"/>
      <style:text-properties fo:color="#d4d4d4" style:font-name="Consolas" fo:font-size="10.5pt" fo:language="en" fo:country="none" fo:font-weight="normal" officeooo:rsid="00019e5c" officeooo:paragraph-rsid="00019e5c" fo:background-color="#1e1e1e" style:font-size-asian="11pt" style:font-weight-asian="normal"/>
    </style:style>
    <style:style style:name="P16" style:family="paragraph" style:parent-style-name="Standard">
      <style:paragraph-properties style:line-height-at-least="0.198in"/>
      <style:text-properties fo:color="#808080" style:font-name="Consolas" fo:font-size="10.5pt" fo:font-weight="normal" fo:background-color="#1e1e1e"/>
    </style:style>
    <style:style style:name="P17" style:family="paragraph" style:parent-style-name="Standard">
      <style:paragraph-properties style:line-height-at-least="0.198in"/>
      <style:text-properties fo:color="#808080" style:font-name="Consolas" fo:font-size="10.5pt" fo:font-weight="normal" officeooo:rsid="000060cc" officeooo:paragraph-rsid="000060cc" fo:background-color="#1e1e1e"/>
    </style:style>
    <style:style style:name="P18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19" style:family="paragraph" style:parent-style-name="Standard">
      <style:paragraph-properties style:line-height-at-least="0.198in"/>
    </style:style>
    <style:style style:name="T1" style:family="text">
      <style:text-properties style:font-name="Calibri" fo:font-size="11pt" fo:language="en" fo:country="none" style:font-size-asian="11pt" style:font-weight-asian="normal"/>
    </style:style>
    <style:style style:name="T2" style:family="text">
      <style:text-properties fo:color="#808080"/>
    </style:style>
    <style:style style:name="T3" style:family="text">
      <style:text-properties fo:color="#808080" style:font-name="Calibri" fo:font-size="11pt" fo:language="en" fo:country="none" style:font-size-asian="11pt" style:font-weight-asian="normal"/>
    </style:style>
    <style:style style:name="T4" style:family="text">
      <style:text-properties fo:color="#569cd6"/>
    </style:style>
    <style:style style:name="T5" style:family="text">
      <style:text-properties fo:color="#569cd6" style:font-name="Calibri" fo:font-size="11pt" fo:language="en" fo:country="none" style:font-size-asian="11pt" style:font-weight-asian="normal"/>
    </style:style>
    <style:style style:name="T6" style:family="text">
      <style:text-properties fo:color="#9cdcfe"/>
    </style:style>
    <style:style style:name="T7" style:family="text">
      <style:text-properties fo:color="#9cdcfe" style:font-name="Calibri" fo:font-size="11pt" fo:language="en" fo:country="none" style:font-size-asian="11pt" style:font-weight-asian="normal"/>
    </style:style>
    <style:style style:name="T8" style:family="text">
      <style:text-properties fo:color="#ce9178"/>
    </style:style>
    <style:style style:name="T9" style:family="text">
      <style:text-properties fo:color="#ce9178" style:font-name="Calibri" fo:font-size="11pt" fo:language="en" fo:country="none" style:font-size-asian="11pt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tab/>Day 4</text:p>
      <text:p text:style-name="P4">1. Create an Angular application with title 'Find your blood donors'.</text:p>
      <text:p text:style-name="P4">Create a form with one textbox with id as 'textbox' and 'Find' button.</text:p>
      <text:p text:style-name="P4">If we enter a blood group and click the Find button the donor blood groups should be displayed.The result should be created with id as 'result'.</text:p>
      <text:p text:style-name="P4">If we enter something other than the blood groups, it should display 'Enter a valid blood group'.</text:p>
      <text:p text:style-name="P4"/>
      <text:p text:style-name="P4"><text:s text:c="8"/>Blood Groups <text:s text:c="10"/>Blood Donors</text:p>
      <text:p text:style-name="P4"/>
      <text:p text:style-name="P4"><text:s text:c="12"/>O- <text:s text:c="17"/>universal blood group</text:p>
      <text:p text:style-name="P4"><text:s text:c="12"/>O+ <text:s text:c="17"/>O+,A+,B+,AB+</text:p>
      <text:p text:style-name="P4"><text:s text:c="12"/>A+ <text:s text:c="17"/>A+,AB+</text:p>
      <text:p text:style-name="P4"><text:s text:c="12"/>A- <text:s text:c="17"/>A+,A-,AB+,AB-</text:p>
      <text:p text:style-name="P4"><text:s text:c="12"/>B+ <text:s text:c="17"/>B+,AB+</text:p>
      <text:p text:style-name="P4"><text:s text:c="12"/>B- <text:s text:c="17"/>B+,B-,AB+,AB-</text:p>
      <text:p text:style-name="P4"><text:s text:c="12"/>AB+ <text:s text:c="16"/>AB+</text:p>
      <text:p text:style-name="P4"><text:s text:c="12"/>AB- <text:s text:c="16"/>AB+,AB-</text:p>
      <text:p text:style-name="P4">Expected Screens:</text:p>
      <text:p text:style-name="P6"><draw:frame draw:style-name="fr1" draw:name="graphic1" text:anchor-type="as-char" svg:width="5.5in" svg:height="2.6043in" draw:z-index="0"><draw:image xlink:href="Pictures/2000000A00003692000019D73447A25DF5ECD500.wmf" xlink:type="simple" xlink:show="embed" xlink:actuate="onLoad"/></draw:frame></text:p>
      <text:p text:style-name="P6"><text:soft-page-break/><draw:frame draw:style-name="fr1" draw:name="graphic2" text:anchor-type="as-char" svg:width="4.4791in" svg:height="2.7189in" draw:z-index="1"><draw:image xlink:href="Pictures/2000000A00002C7100001AFAFD6AA4B36BA459ED.wmf" xlink:type="simple" xlink:show="embed" xlink:actuate="onLoad"/></draw:frame></text:p>
      <text:p text:style-name="P6"><draw:frame draw:style-name="fr1" draw:name="graphic3" text:anchor-type="as-char" svg:width="4.5937in" svg:height="2.6354in" draw:z-index="2"><draw:image xlink:href="Pictures/2000000A00002D9400001A260E7DCC67277FC22F.wmf" xlink:type="simple" xlink:show="embed" xlink:actuate="onLoad"/></draw:frame></text:p>
      <text:p text:style-name="P14">HTML:</text:p>
      <text:p text:style-name="P14"/>
      <text:p text:style-name="P8"><text:span text:style-name="T3">&lt;</text:span><text:span text:style-name="T5">div</text:span><text:span text:style-name="T1"> </text:span><text:span text:style-name="T7">style</text:span><text:span text:style-name="T1">=</text:span><text:span text:style-name="T9">"text-align:center"</text:span><text:span text:style-name="T3">&gt;</text:span></text:p>
      <text:p text:style-name="P1"><text:span text:style-name="T2">&lt;</text:span><text:span text:style-name="T4">h1</text:span><text:span text:style-name="T2">&gt;</text:span></text:p>
      <text:p text:style-name="P1">Find Your Blood Donors!</text:p>
      <text:p text:style-name="P1"><text:span text:style-name="T2">&lt;/</text:span><text:span text:style-name="T4">h1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1"><text:span text:style-name="T2">&lt;</text:span><text:span text:style-name="T4">input</text:span> <text:span text:style-name="T6">type</text:span>=<text:span text:style-name="T8">"text"</text:span> <text:span text:style-name="T6">id</text:span>=<text:span text:style-name="T8">"txt"</text:span> <text:span text:style-name="T6">#txt</text:span> <text:span text:style-name="T6">placeholder</text:span>=<text:span text:style-name="T8">"Type Something"</text:span><text:span text:style-name="T2">&gt;</text:span></text:p>
      <text:p text:style-name="P1"><text:span text:style-name="T2">&lt;</text:span><text:span text:style-name="T4">button</text:span> <text:span text:style-name="T6">type</text:span>=<text:span text:style-name="T8">"submit"</text:span> <text:span text:style-name="T6">(click)</text:span>=<text:span text:style-name="T8">'onSubmit(txt.value)'</text:span><text:span text:style-name="T2">&gt;</text:span>Submit<text:span text:style-name="T2">&lt;/</text:span><text:span text:style-name="T4">button</text:span><text:span text:style-name="T2">&gt;&lt;</text:span><text:span text:style-name="T4">br</text:span><text:span text:style-name="T2">&gt;</text:span></text:p>
      <text:p text:style-name="P1"><text:span text:style-name="T2">&lt;</text:span><text:span text:style-name="T4">br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1"><text:span text:style-name="T2">&lt;</text:span><text:span text:style-name="T4">b</text:span><text:span text:style-name="T2">&gt;</text:span>{{str}}<text:span text:style-name="T2">&lt;/</text:span><text:span text:style-name="T4">b</text:span><text:span text:style-name="T2">&gt;</text:span></text:p>
      <text:p text:style-name="P1"><text:span text:style-name="T2">&lt;/</text:span><text:span text:style-name="T4">div</text:span><text:span text:style-name="T2">&gt;</text:span></text:p>
      <text:p text:style-name="P16"/>
      <text:p text:style-name="P17">TS:</text:p>
      <text:p text:style-name="P1"/>
      <text:p text:style-name="P7"><text:span text:style-name="T5">export</text:span><text:span text:style-name="T1"> </text:span><text:span text:style-name="T5">class</text:span><text:span text:style-name="T1"> AppComponent {</text:span></text:p>
      <text:p text:style-name="P1"><text:soft-page-break/><text:span text:style-name="T4">public</text:span> str:string;</text:p>
      <text:p text:style-name="P1">onSubmit(value){</text:p>
      <text:p text:style-name="P1"><text:span text:style-name="T4">if</text:span>(value.match(<text:span text:style-name="T8">"O-"</text:span>)){</text:p>
      <text:p text:style-name="P1"><text:span text:style-name="T4">this</text:span>.str=<text:span text:style-name="T8">"universal blood group"</text:span></text:p>
      <text:p text:style-name="P1">}</text:p>
      <text:p text:style-name="P1"><text:span text:style-name="T4">else</text:span> <text:span text:style-name="T4">if</text:span>(value.match(<text:span text:style-name="T8">"O+"</text:span>)){</text:p>
      <text:p text:style-name="P1"><text:span text:style-name="T4">this</text:span>.str=<text:span text:style-name="T8">"O+,A+,B+,AB+"</text:span></text:p>
      <text:p text:style-name="P1">}</text:p>
      <text:p text:style-name="P1"><text:span text:style-name="T4">else</text:span> <text:span text:style-name="T4">if</text:span>(value.match(<text:span text:style-name="T8">"A-"</text:span>)){</text:p>
      <text:p text:style-name="P1"><text:span text:style-name="T4">this</text:span>.str=<text:span text:style-name="T8">"A+,AB+"</text:span></text:p>
      <text:p text:style-name="P1">}</text:p>
      <text:p text:style-name="P1"><text:span text:style-name="T4">else</text:span> <text:span text:style-name="T4">if</text:span>(value.match(<text:span text:style-name="T8">"A+"</text:span>)){</text:p>
      <text:p text:style-name="P1"><text:span text:style-name="T4">this</text:span>.str=<text:span text:style-name="T8">" A+,A-,AB+,AB-"</text:span></text:p>
      <text:p text:style-name="P1">}</text:p>
      <text:p text:style-name="P1"><text:span text:style-name="T4">else</text:span> <text:span text:style-name="T4">if</text:span>(value.match(<text:span text:style-name="T8">"B-"</text:span>)){</text:p>
      <text:p text:style-name="P1"><text:span text:style-name="T4">this</text:span>.str=<text:span text:style-name="T8">"B+,AB+"</text:span></text:p>
      <text:p text:style-name="P1">}</text:p>
      <text:p text:style-name="P2"/>
      <text:p text:style-name="P1"><text:span text:style-name="T4">else</text:span> <text:span text:style-name="T4">if</text:span>(value.match(<text:span text:style-name="T8">"B+"</text:span>)){</text:p>
      <text:p text:style-name="P1"><text:span text:style-name="T4">this</text:span>.str=<text:span text:style-name="T8">" B+,B-,AB+,AB-"</text:span></text:p>
      <text:p text:style-name="P1">}</text:p>
      <text:p text:style-name="P1"><text:span text:style-name="T4">else</text:span> <text:span text:style-name="T4">if</text:span>(value.match(<text:span text:style-name="T8">"AB+"</text:span>)){</text:p>
      <text:p text:style-name="P1"><text:span text:style-name="T4">this</text:span>.str=<text:span text:style-name="T8">" AB+"</text:span></text:p>
      <text:p text:style-name="P1">}</text:p>
      <text:p text:style-name="P1"><text:span text:style-name="T4">else</text:span> <text:span text:style-name="T4">if</text:span>(value.match(<text:span text:style-name="T8">"Ab-"</text:span>)){</text:p>
      <text:p text:style-name="P1"><text:span text:style-name="T4">this</text:span>.str=<text:span text:style-name="T8">" AB+,AB-"</text:span></text:p>
      <text:p text:style-name="P1">}<text:span text:style-name="T4">else</text:span>{</text:p>
      <text:p text:style-name="P1"><text:span text:style-name="T4">this</text:span>.str=<text:span text:style-name="T8">"Enter Valid Blood Group"</text:span></text:p>
      <text:p text:style-name="P1">}</text:p>
      <text:p text:style-name="P1">}</text:p>
      <text:p text:style-name="P1">}</text:p>
      <text:p text:style-name="P13"/>
      <text:p text:style-name="P5"/>
      <text:p text:style-name="P5">2. Create an Angular application with title 'Welcome to Employee Details!'.Create another component as employees.Create a routerlink as 'Get'.if you click the link, it should navigate to employees component. </text:p>
      <text:p text:style-name="P5">write the code to create a form with 3 textboxes </text:p>
      <text:p text:style-name="P5">1.FirstName with id as 'textbox1'</text:p>
      <text:p text:style-name="P5">2.Phone No with id as 'textbox2' </text:p>
      <text:p text:style-name="P5">3.Email with id as 'textbox3' </text:p>
      <text:p text:style-name="P5">4.Create a 'submit' button.</text:p>
      <text:p text:style-name="P5"><text:soft-page-break/>If you enter the details and click submit, an alert should get displayed as 'Employee Added Successfully'.</text:p>
      <text:p text:style-name="P5">Expected Screens:</text:p>
      <text:p text:style-name="P6"><draw:frame draw:style-name="fr1" draw:name="graphic4" text:anchor-type="as-char" svg:width="6in" svg:height="2.4583in" draw:z-index="3"><draw:image xlink:href="Pictures/2000000A00003C91000018CEB3845DDB93918BF3.wmf" xlink:type="simple" xlink:show="embed" xlink:actuate="onLoad"/></draw:frame></text:p>
      <text:p text:style-name="P6"><draw:frame draw:style-name="fr1" draw:name="graphic5" text:anchor-type="as-char" svg:width="6in" svg:height="1.8437in" draw:z-index="4"><draw:image xlink:href="Pictures/2000000A000069D50000208E3D471616FEE61EF5.wmf" xlink:type="simple" xlink:show="embed" xlink:actuate="onLoad"/></draw:frame></text:p>
      <text:p text:style-name="P6"><draw:frame draw:style-name="fr1" draw:name="graphic6" text:anchor-type="as-char" svg:width="6in" svg:height="1.7917in" draw:z-index="5"><draw:image xlink:href="Pictures/2000000A000069D500001F86D7A88B7CB480BBF3.wmf" xlink:type="simple" xlink:show="embed" xlink:actuate="onLoad"/></draw:frame></text:p>
      <text:p text:style-name="P5"/>
      <text:p text:style-name="P12">app.html:</text:p>
      <text:p text:style-name="P15"><text:span text:style-name="T2">&lt;</text:span><text:span text:style-name="T4">div</text:span> <text:span text:style-name="T6">style</text:span>=<text:span text:style-name="T8">"text-align:center"</text:span><text:span text:style-name="T2">&gt;</text:span></text:p>
      <text:p text:style-name="P1"><text:span text:style-name="T2">&lt;</text:span><text:span text:style-name="T4">h1</text:span><text:span text:style-name="T2">&gt;</text:span></text:p>
      <text:p text:style-name="P1">Welcome To Employee Details! <text:span text:style-name="T2">&lt;/</text:span><text:span text:style-name="T4">h1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1"><text:span text:style-name="T2">&lt;</text:span><text:span text:style-name="T4">a</text:span> <text:span text:style-name="T6">routerLink</text:span>=<text:span text:style-name="T8">"/employees"</text:span> <text:span text:style-name="T2">&gt;</text:span>Get<text:span text:style-name="T2">&lt;/</text:span><text:span text:style-name="T4">a</text:span><text:span text:style-name="T2">&gt;</text:span></text:p>
      <text:p text:style-name="P1"><text:soft-page-break/><text:span text:style-name="T2">&lt;</text:span><text:span text:style-name="T4">router-outlet</text:span><text:span text:style-name="T2">&gt;&lt;/</text:span><text:span text:style-name="T4">router-outlet</text:span><text:span text:style-name="T2">&gt;</text:span></text:p>
      <text:p text:style-name="P1"><text:span text:style-name="T2">&lt;/</text:span><text:span text:style-name="T4">div</text:span><text:span text:style-name="T2">&gt;</text:span></text:p>
      <text:p text:style-name="P12"/>
      <text:p text:style-name="P12">app.ts:</text:p>
      <text:p text:style-name="P12">employee.html:</text:p>
      <text:p text:style-name="P12"/>
      <text:p text:style-name="P15"><text:span text:style-name="T2">&lt;</text:span><text:span text:style-name="T4">div</text:span> <text:span text:style-name="T6">style</text:span>=<text:span text:style-name="T8">"text-align:left"</text:span><text:span text:style-name="T2">&gt;</text:span></text:p>
      <text:p text:style-name="P1"><text:span text:style-name="T2">&lt;</text:span><text:span text:style-name="T4">h1</text:span><text:span text:style-name="T2">&gt;</text:span></text:p>
      <text:p text:style-name="P1">App Employee <text:span text:style-name="T2">&lt;/</text:span><text:span text:style-name="T4">h1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1"><text:span text:style-name="T2">&lt;</text:span><text:span text:style-name="T4">form</text:span> <text:span text:style-name="T6">name</text:span>=<text:span text:style-name="T8">"regform"</text:span><text:span text:style-name="T2">&gt;</text:span></text:p>
      <text:p text:style-name="P1">FirstName:<text:span text:style-name="T2">&lt;</text:span><text:span text:style-name="T4">tr</text:span><text:span text:style-name="T2">&gt;&lt;</text:span><text:span text:style-name="T4">td</text:span><text:span text:style-name="T2">&gt;&lt;</text:span><text:span text:style-name="T4">input</text:span> <text:span text:style-name="T6">type</text:span>=<text:span text:style-name="T8">"text"</text:span> <text:span text:style-name="T6">id</text:span>=<text:span text:style-name="T8">"textbox"</text:span> <text:span text:style-name="T6">#txtbox1</text:span><text:span text:style-name="T2">&gt;&lt;/</text:span><text:span text:style-name="T4">td</text:span><text:span text:style-name="T2">&gt;&lt;/</text:span><text:span text:style-name="T4">tr</text:span><text:span text:style-name="T2">&gt;&lt;</text:span><text:span text:style-name="T4">br</text:span><text:span text:style-name="T2">&gt;</text:span></text:p>
      <text:p text:style-name="P1">PhoneNo:<text:span text:style-name="T2">&lt;</text:span><text:span text:style-name="T4">tr</text:span><text:span text:style-name="T2">&gt;&lt;</text:span><text:span text:style-name="T4">td</text:span><text:span text:style-name="T2">&gt;&lt;</text:span><text:span text:style-name="T4">input</text:span> <text:span text:style-name="T6">type</text:span>=<text:span text:style-name="T8">"text"</text:span> <text:span text:style-name="T6">id</text:span>=<text:span text:style-name="T8">"textbox2"</text:span> <text:span text:style-name="T6">#txtbox2</text:span><text:span text:style-name="T2">&gt;&lt;/</text:span><text:span text:style-name="T4">td</text:span><text:span text:style-name="T2">&gt;&lt;/</text:span><text:span text:style-name="T4">tr</text:span><text:span text:style-name="T2">&gt;&lt;</text:span><text:span text:style-name="T4">br</text:span><text:span text:style-name="T2">&gt;</text:span></text:p>
      <text:p text:style-name="P1">Email:<text:span text:style-name="T2">&lt;</text:span><text:span text:style-name="T4">tr</text:span><text:span text:style-name="T2">&gt;&lt;</text:span><text:span text:style-name="T4">td</text:span><text:span text:style-name="T2">&gt;&lt;</text:span><text:span text:style-name="T4">input</text:span> <text:span text:style-name="T6">type</text:span>=<text:span text:style-name="T8">"email"</text:span> <text:span text:style-name="T6">id</text:span>=<text:span text:style-name="T8">"textbox2"</text:span> <text:span text:style-name="T6">#txtbox2</text:span><text:span text:style-name="T2">&gt;&lt;/</text:span><text:span text:style-name="T4">td</text:span><text:span text:style-name="T2">&gt;&lt;/</text:span><text:span text:style-name="T4">tr</text:span><text:span text:style-name="T2">&gt;&lt;</text:span><text:span text:style-name="T4">br</text:span><text:span text:style-name="T2">&gt;</text:span></text:p>
      <text:p text:style-name="P1"><text:span text:style-name="T2">&lt;</text:span><text:span text:style-name="T4">button</text:span> <text:span text:style-name="T6">btnCheckbox</text:span> <text:span text:style-name="T6">value</text:span>=<text:span text:style-name="T8">"button"</text:span> <text:span text:style-name="T6">id</text:span>=<text:span text:style-name="T8">"button"</text:span> <text:span text:style-name="T6">(click)</text:span>=<text:span text:style-name="T8">"validate(txtbox1.value)"</text:span><text:span text:style-name="T2">&gt;</text:span>Submit<text:span text:style-name="T2">&lt;/</text:span><text:span text:style-name="T4">button</text:span><text:span text:style-name="T2">&gt;</text:span></text:p>
      <text:p text:style-name="P1"><text:span text:style-name="T2">&lt;/</text:span><text:span text:style-name="T4">form</text:span><text:span text:style-name="T2">&gt;</text:span></text:p>
      <text:p text:style-name="P1"><text:span text:style-name="T2">&lt;/</text:span><text:span text:style-name="T4">div</text:span><text:span text:style-name="T2">&gt;</text:span></text:p>
      <text:p text:style-name="P1"/>
      <text:p text:style-name="P12"/>
      <text:p text:style-name="P12">employee.ts:</text:p>
      <text:p text:style-name="P15"><text:span text:style-name="T4">export</text:span> <text:span text:style-name="T4">class</text:span> EmployeesComponent <text:span text:style-name="T4">implements</text:span> OnInit {</text:p>
      <text:p text:style-name="P2"/>
      <text:p text:style-name="P1"><text:span text:style-name="T4">constructor</text:span>() { }</text:p>
      <text:p text:style-name="P2"/>
      <text:p text:style-name="P1">ngOnInit() {</text:p>
      <text:p text:style-name="P1">}</text:p>
      <text:p text:style-name="P1">validate(value){</text:p>
      <text:p text:style-name="P1">alert(<text:span text:style-name="T8">"Employee Added Successfully!"</text:span>)</text:p>
      <text:p text:style-name="P1">}</text:p>
      <text:p text:style-name="P1">}</text:p>
      <text:p text:style-name="P1"/>
      <text:p text:style-name="P12"/>
      <text:p text:style-name="P5"/>
      <text:p text:style-name="P5"/>
      <text:p text:style-name="P5"/>
      <text:p text:style-name="P5">3. Create an Angular application with title 'Welcome to Employee Details!'.Create another component as employee-list.Create a routerlink as 'Get'.if you click the link, it should navigate to employee-list component. </text:p>
      <text:p text:style-name="P5"><text:soft-page-break/>write the code to create a form with 3 textboxes </text:p>
      <text:p text:style-name="P5">1.FirstName with id as 'textbox1'</text:p>
      <text:p text:style-name="P5">2.Phone No with id as 'textbox2' </text:p>
      <text:p text:style-name="P5">3.Email with id as 'textbox3' </text:p>
      <text:p text:style-name="P5">4.Create a 'submit' button.</text:p>
      <text:p text:style-name="P5">If you enter the details and click submit, the data should get added in the table below as shown in the expected screens.</text:p>
      <text:p text:style-name="P5">Expected Screens:</text:p>
      <text:p text:style-name="P6"><draw:frame draw:style-name="fr1" draw:name="graphic7" text:anchor-type="as-char" svg:width="6in" svg:height="3.0102in" draw:z-index="6"><draw:image xlink:href="Pictures/2000000A0000527A000029728953A795786F9815.wmf" xlink:type="simple" xlink:show="embed" xlink:actuate="onLoad"/></draw:frame></text:p>
      <text:p text:style-name="P6"><draw:frame draw:style-name="fr1" draw:name="graphic8" text:anchor-type="as-char" svg:width="6in" svg:height="1.25in" draw:z-index="7"><draw:image xlink:href="Pictures/2000000A000069D5000015E905AD5DE216CEADAA.wmf" xlink:type="simple" xlink:show="embed" xlink:actuate="onLoad"/></draw:frame></text:p>
      <text:p text:style-name="P6"><draw:frame draw:style-name="fr1" draw:name="graphic9" text:anchor-type="as-char" svg:width="6in" svg:height="1.6043in" draw:z-index="8"><draw:image xlink:href="Pictures/2000000A000069D500001C37B4E049F5ACB256C3.wmf" xlink:type="simple" xlink:show="embed" xlink:actuate="onLoad"/></draw:frame></text:p>
      <text:p text:style-name="P5">4. Create an Angular application with title 'Welcome to Employee Details!'.Create another <text:soft-page-break/>component as employee-delete.Create a routerlink as 'Get'.if you click the link, it should navigate to employee-delete component. </text:p>
      <text:p text:style-name="P5">write the code to create a form with 3 textboxes </text:p>
      <text:p text:style-name="P5">1.FirstName with id as 'textbox1'</text:p>
      <text:p text:style-name="P5">2.Phone No with id as 'textbox2' </text:p>
      <text:p text:style-name="P5">3.Email with id as 'textbox3' </text:p>
      <text:p text:style-name="P5">4.Create a 'submit' button.</text:p>
      <text:p text:style-name="P5">If you enter the details and click submit, the data should get added in the table below as shown in the expected screens.Create a 'Delete' button. If you click the delete button, the particular data must be deleted. </text:p>
      <text:p text:style-name="P5">Expected Screens:</text:p>
      <text:p text:style-name="P6"><draw:frame draw:style-name="fr1" draw:name="graphic10" text:anchor-type="as-char" svg:width="6in" svg:height="1.7083in" draw:z-index="9"><draw:image xlink:href="Pictures/2000000A0000446B0000136E6640DFDC9178656F.wmf" xlink:type="simple" xlink:show="embed" xlink:actuate="onLoad"/></draw:frame></text:p>
      <text:p text:style-name="P6"><draw:frame draw:style-name="fr1" draw:name="graphic11" text:anchor-type="as-char" svg:width="6in" svg:height="1.198in" draw:z-index="10"><draw:image xlink:href="Pictures/2000000A000069D500001516655E94BEB29EDF9F.wmf" xlink:type="simple" xlink:show="embed" xlink:actuate="onLoad"/></draw:frame></text:p>
      <text:p text:style-name="P6"><draw:frame draw:style-name="fr1" draw:name="graphic12" text:anchor-type="as-char" svg:width="6in" svg:height="1.5835in" draw:z-index="11"><draw:image xlink:href="Pictures/2000000A000069D500001BE873FEAEDD3889E476.wmf" xlink:type="simple" xlink:show="embed" xlink:actuate="onLoad"/></draw:frame></text:p>
      <text:p text:style-name="P5"/>
      <text:p text:style-name="P5"/>
      <text:p text:style-name="P5"/>
      <text:p text:style-name="P6"><text:soft-page-break/><draw:frame draw:style-name="fr1" draw:name="graphic13" text:anchor-type="as-char" svg:width="6in" svg:height="2.0728in" draw:z-index="12"><draw:image xlink:href="Pictures/2000000A000069D5000024965A7856E07D97F305.wmf" xlink:type="simple" xlink:show="embed" xlink:actuate="onLoad"/></draw:frame></text:p>
      <text:p text:style-name="P5">5. Create an angular application with title as 'lmsQ5'in h1 tag.Create a router link with id as 'router1'.when user clicks on a the router link it should display 2 textboxes such as name and age with id as 'name' and 'age' respectively with a submit button with id as 'button'. When user clicks on a submit button it should display a message as 'You submitted successfully'. Refer the screenshots.</text:p>
      <text:p text:style-name="P5">Expected Screens:</text:p>
      <text:p text:style-name="P6"><draw:frame draw:style-name="fr1" draw:name="graphic14" text:anchor-type="as-char" svg:width="3.2083in" svg:height="2.3437in" draw:z-index="13"><draw:image xlink:href="Pictures/2000000A00001FD500001741BDB65B7F383F25C2.wmf" xlink:type="simple" xlink:show="embed" xlink:actuate="onLoad"/></draw:frame></text:p>
      <text:p text:style-name="P6"><text:soft-page-break/><draw:frame draw:style-name="fr1" draw:name="graphic15" text:anchor-type="as-char" svg:width="3.2811in" svg:height="3.6563in" draw:z-index="14"><draw:image xlink:href="Pictures/2000000A0000208E00002447DFEFA83624FCD4C3.wmf" xlink:type="simple" xlink:show="embed" xlink:actuate="onLoad"/></draw:frame></text:p>
      <text:p text:style-name="P6"><draw:frame draw:style-name="fr1" draw:name="graphic16" text:anchor-type="as-char" svg:width="3.2398in" svg:height="3.2917in" draw:z-index="15"><draw:image xlink:href="Pictures/2000000A00002025000020A92C9596B39FEA0171.wmf" xlink:type="simple" xlink:show="embed" xlink:actuate="onLoad"/></draw:frame></text:p>
      <text:p text:style-name="P6"><text:soft-page-break/><draw:frame draw:style-name="fr1" draw:name="graphic17" text:anchor-type="as-char" svg:width="3.6457in" svg:height="3.9791in" draw:z-index="16"><draw:image xlink:href="Pictures/2000000A0000242C0000277BE4C8CF3486C25FA8.wmf" xlink:type="simple" xlink:show="embed" xlink:actuate="onLoad"/></draw:frame></text:p>
      <text:p text:style-name="P5">6. Create an angular application with title as 'lmsQ6'in h1 tag.Create a two router link with id as 'router1' and 'router' respectively with the link name as 'Customers' and 'Add'. when user clicks on a Add link it should display 2 textboxes such as name and age with id as 'name' and 'age' respectively with a submit button with id as 'button'. When user clicks on a submit button it should display a message as 'You submitted successfully'. When user Clicks on the 'Customers' link it should display the list of customers registered along with a button named as 'Delete All'. When user clicks on this button,all the data should get deleted.Refer the screenshots.</text:p>
      <text:p text:style-name="P5">Expected Screens:</text:p>
      <text:p text:style-name="P6"><text:soft-page-break/><draw:frame draw:style-name="fr1" draw:name="graphic18" text:anchor-type="as-char" svg:width="3.4791in" svg:height="3.9689in" draw:z-index="17"><draw:image xlink:href="Pictures/2000000A0000228500002761D8A81E324BE6F9D5.wmf" xlink:type="simple" xlink:show="embed" xlink:actuate="onLoad"/></draw:frame></text:p>
      <text:p text:style-name="P6"><draw:frame draw:style-name="fr1" draw:name="graphic19" text:anchor-type="as-char" svg:width="3.6354in" svg:height="3.6665in" draw:z-index="18"><draw:image xlink:href="Pictures/2000000A0000241200002461240F7890F65DDF7C.wmf" xlink:type="simple" xlink:show="embed" xlink:actuate="onLoad"/></draw:frame></text:p>
      <text:p text:style-name="P6"><text:soft-page-break/><draw:frame draw:style-name="fr1" draw:name="graphic20" text:anchor-type="as-char" svg:width="3.8752in" svg:height="3.75in" draw:z-index="19"><draw:image xlink:href="Pictures/2000000A00002673000025353107437A02278CF1.wmf" xlink:type="simple" xlink:show="embed" xlink:actuate="onLoad"/></draw:frame></text:p>
      <text:p text:style-name="P6"><draw:frame draw:style-name="fr1" draw:name="graphic21" text:anchor-type="as-char" svg:width="3.6457in" svg:height="3.9583in" draw:z-index="20"><draw:image xlink:href="Pictures/2000000A0000242C00002746D339B9E112ACAF33.wmf" xlink:type="simple" xlink:show="embed" xlink:actuate="onLoad"/></draw:frame></text:p>
      <text:p text:style-name="P6"><text:soft-page-break/><draw:frame draw:style-name="fr1" draw:name="graphic22" text:anchor-type="as-char" svg:width="3.8543in" svg:height="4.802in" draw:z-index="21"><draw:image xlink:href="Pictures/2000000A0000263E00002FA5527B597EA96FBF59.wmf" xlink:type="simple" xlink:show="embed" xlink:actuate="onLoad"/></draw:frame></text:p>
      <text:p text:style-name="P5">7. Create an angular application with title as 'lmsQ7'in h1 tag</text:p>
      <text:p text:style-name="P5">Create a three router link with id as 'router1' ,'router' and 'router2' respectively with the link name as 'Customers','Add'and 'Search'</text:p>
      <text:p text:style-name="P5">when user clicks on a Add link it should display 2 textboxes such as name and age with id as 'name' and 'age' respectively with a submit button with id as 'button'. </text:p>
      <text:p text:style-name="P5">When user clicks on a submit button it should display a message as 'You submitted successfully'. When user Clicks on the 'Customers' link it should display the list of customers.</text:p>
      <text:p text:style-name="P5">When user clicks on the 'search' it should display 1 textbox nameed as 'Age' with id as 'age'. When user enters the registered age it should display the name of the customers in that age.Refer the screenshots.</text:p>
      <text:p text:style-name="P5">Expected Screens:</text:p>
      <text:p text:style-name="P6"><text:soft-page-break/><draw:frame draw:style-name="fr1" draw:name="graphic23" text:anchor-type="as-char" svg:width="3.75in" svg:height="5.25in" draw:z-index="22"><draw:image xlink:href="Pictures/2000000A000025350000341790EC4AAC6A53FF18.wmf" xlink:type="simple" xlink:show="embed" xlink:actuate="onLoad"/></draw:frame></text:p>
      <text:p text:style-name="P6"><text:soft-page-break/><draw:frame draw:style-name="fr1" draw:name="graphic24" text:anchor-type="as-char" svg:width="3.9898in" svg:height="3.6252in" draw:z-index="23"><draw:image xlink:href="Pictures/2000000A00002796000023F80311676528EFE977.wmf" xlink:type="simple" xlink:show="embed" xlink:actuate="onLoad"/></draw:frame></text:p>
      <text:p text:style-name="P6"><draw:frame draw:style-name="fr1" draw:name="graphic25" text:anchor-type="as-char" svg:width="3.4272in" svg:height="3.6563in" draw:z-index="24"><draw:image xlink:href="Pictures/2000000A000022010000244754BD7886D7E5AB93.wmf" xlink:type="simple" xlink:show="embed" xlink:actuate="onLoad"/></draw:frame></text:p>
      <text:p text:style-name="P5">8. Create an Angular application with the title as "lmsQ9" in h1 format.Create two Routerlink</text:p>
      <text:p text:style-name="P5">1.Link2 as add with id router.If we click add link it should directed to add page</text:p>
      <text:p text:style-name="P5">Write the code to do the following</text:p>
      <text:p text:style-name="P5">1.clicking the add link directed to add page that has a form contains 3 textboxes and a button</text:p>
      <text:p text:style-name="P5"><text:soft-page-break/>i)Firstname field with id as firstName</text:p>
      <text:p text:style-name="P5">ii)Lastname field with id as lastName</text:p>
      <text:p text:style-name="P5">iii)Email field with id as emailId</text:p>
      <text:p text:style-name="P5">iv)Submit Button with id as button</text:p>
      <text:p text:style-name="P5">After filling the details in the fields,if we Click that button we should get the text as "You submitted successfully!"(use id as result)</text:p>
      <text:p text:style-name="P5">Expected Screens:</text:p>
      <text:p text:style-name="P6"><draw:frame draw:style-name="fr1" draw:name="graphic26" text:anchor-type="as-char" svg:width="6in" svg:height="0.9791in" draw:z-index="25"><draw:image xlink:href="Pictures/2000000A000069D500001128A9B8583E2C328540.wmf" xlink:type="simple" xlink:show="embed" xlink:actuate="onLoad"/></draw:frame></text:p>
      <text:p text:style-name="P6"><draw:frame draw:style-name="fr1" draw:name="graphic27" text:anchor-type="as-char" svg:width="6in" svg:height="2.9063in" draw:z-index="26"><draw:image xlink:href="Pictures/2000000A000069D50000334334F97D59BC0CE58C.wmf" xlink:type="simple" xlink:show="embed" xlink:actuate="onLoad"/></draw:frame></text:p>
      <text:p text:style-name="P6"><text:soft-page-break/><draw:frame draw:style-name="fr1" draw:name="graphic28" text:anchor-type="as-char" svg:width="6in" svg:height="3.0417in" draw:z-index="27"><draw:image xlink:href="Pictures/2000000A000069D5000035A42B022583B96EEC61.wmf" xlink:type="simple" xlink:show="embed" xlink:actuate="onLoad"/></draw:frame></text:p>
      <text:p text:style-name="P6"><draw:frame draw:style-name="fr1" draw:name="graphic29" text:anchor-type="as-char" svg:width="6in" svg:height="1.4374in" draw:z-index="28"><draw:image xlink:href="Pictures/2000000A000069D500001952560120CAAC748BD5.wmf" xlink:type="simple" xlink:show="embed" xlink:actuate="onLoad"/></draw:frame></text:p>
      <text:p text:style-name="P5">9. Create an Angular application with the title as "lmsQ10" in h1 format.Create two Routerlink</text:p>
      <text:p text:style-name="P5">1.Link1 as employees with id router1.If we click employees link it should directed to employees page.</text:p>
      <text:p text:style-name="P5">2.Link2 as add with id router.If we click add link it should directed to add page</text:p>
      <text:p text:style-name="P5">Write the code to do the following</text:p>
      <text:p text:style-name="P5">1.clicking the add link directed to add page that has a form contains 3 textboxes and a button</text:p>
      <text:p text:style-name="P5">i)Firstname field with id as firstName</text:p>
      <text:p text:style-name="P5">ii)Lastname field with id as lastName</text:p>
      <text:p text:style-name="P5">iii)Email field with id as emailId</text:p>
      <text:p text:style-name="P5">iv)Submit Button with id as button</text:p>
      <text:p text:style-name="P5">After filling the details in the fields,if we Click that button we should get the text as "You submitted successfully!"(use id as result)</text:p>
      <text:p text:style-name="P5">2.Clicking the employees link directed to employees page that should display the list of employees list(Refer screenshot)</text:p>
      <text:p text:style-name="P5"><text:soft-page-break/>Expected Screens:</text:p>
      <text:p text:style-name="P6"><draw:frame draw:style-name="fr1" draw:name="graphic30" text:anchor-type="as-char" svg:width="6in" svg:height="1.4165in" draw:z-index="29"><draw:image xlink:href="Pictures/2000000A000069D5000018E8BEBC934E778F056D.wmf" xlink:type="simple" xlink:show="embed" xlink:actuate="onLoad"/></draw:frame></text:p>
      <text:p text:style-name="P6"><draw:frame draw:style-name="fr1" draw:name="graphic31" text:anchor-type="as-char" svg:width="6in" svg:height="2.5209in" draw:z-index="30"><draw:image xlink:href="Pictures/2000000A000069D500002C71913FD42C51D21836.wmf" xlink:type="simple" xlink:show="embed" xlink:actuate="onLoad"/></draw:frame></text:p>
      <text:p text:style-name="P6"><draw:frame draw:style-name="fr1" draw:name="graphic32" text:anchor-type="as-char" svg:width="6in" svg:height="1.1874in" draw:z-index="31"><draw:image xlink:href="Pictures/2000000A000069D5000014E10FF9CC66605880A4.wmf" xlink:type="simple" xlink:show="embed" xlink:actuate="onLoad"/></draw:frame></text:p>
      <text:p text:style-name="P5"/>
      <text:p text:style-name="P6"><draw:frame draw:style-name="fr1" draw:name="graphic33" text:anchor-type="as-char" svg:width="6in" svg:height="1.5in" draw:z-index="32"><draw:image xlink:href="Pictures/2000000A000069D500001A758793C1ECFDDE3AF9.wmf" xlink:type="simple" xlink:show="embed" xlink:actuate="onLoad"/></draw:frame></text:p>
      <text:p text:style-name="P5">10. Create an Angular application with the title as "lmsQ8" in h1 format.Create two Routerlink</text:p>
      <text:p text:style-name="P5">1.Link1 as employees with id router1.If we click employees link it should directed to employees page.</text:p>
      <text:p text:style-name="P5">2.Link2 as add with id router.If we click add link it should directed to add page</text:p>
      <text:p text:style-name="P5"><text:soft-page-break/>Write the code to do the following</text:p>
      <text:p text:style-name="P5">1.clicking the add link directed to add page that has a form contains 4 textboxes and a button</text:p>
      <text:p text:style-name="P5">i)id field with id as id</text:p>
      <text:p text:style-name="P5">ii)Firstname field with id as firstName</text:p>
      <text:p text:style-name="P5">iii)Lastname field with id as lastName</text:p>
      <text:p text:style-name="P5">iv)Email field with id as emailId</text:p>
      <text:p text:style-name="P5">v)Submit Button with id as button</text:p>
      <text:p text:style-name="P5">After filling the details in the fields,if we Click that button we should get the text as "You submitted successfully!"(use id as result)</text:p>
      <text:p text:style-name="P5">2.Clicking the employees link directed to employees page that should display the list of employees list we saved through add page with 2 Buttons Delete and edit</text:p>
      <text:p text:style-name="P5">i)Delete Button with id as delete</text:p>
      <text:p text:style-name="P5">ii)Edit button with id as edit(Refer Screenshot)</text:p>
      <text:p text:style-name="P5">3.Clicking the edit Button should direct it to the edit page with the details of particular employee filled up in the correct fields.The fields should be editable in this page.</text:p>
      <text:p text:style-name="P5">The edited values should be updated in the employees list page</text:p>
      <text:p text:style-name="P5">4.Clicking the Delete Button should delete the particular employee details from the list.(Refer the <text:s/>Screenshots)</text:p>
      <text:p text:style-name="P5"/>
      <text:p text:style-name="P5">Expected Screens:</text:p>
      <text:p text:style-name="P6"><draw:frame draw:style-name="fr1" draw:name="graphic34" text:anchor-type="as-char" svg:width="6in" svg:height="1.5209in" draw:z-index="33"><draw:image xlink:href="Pictures/2000000A000069D500001ADF67317CA2D68809C6.wmf" xlink:type="simple" xlink:show="embed" xlink:actuate="onLoad"/></draw:frame></text:p>
      <text:p text:style-name="P6"><text:soft-page-break/><draw:frame draw:style-name="fr1" draw:name="graphic35" text:anchor-type="as-char" svg:width="6in" svg:height="1.698in" draw:z-index="34"><draw:image xlink:href="Pictures/2000000A000069D500001DDE6BA2D645E9B8353B.wmf" xlink:type="simple" xlink:show="embed" xlink:actuate="onLoad"/></draw:frame></text:p>
      <text:p text:style-name="P6"><draw:frame draw:style-name="fr1" draw:name="graphic36" text:anchor-type="as-char" svg:width="6in" svg:height="2.9374in" draw:z-index="35"><draw:image xlink:href="Pictures/2000000A000069D5000033E20DD7C695908A2015.wmf" xlink:type="simple" xlink:show="embed" xlink:actuate="onLoad"/></draw:frame></text:p>
      <text:p text:style-name="P5"/>
      <text:p text:style-name="P6"><draw:frame draw:style-name="fr1" draw:name="graphic37" text:anchor-type="as-char" svg:width="6in" svg:height="1.4272in" draw:z-index="36"><draw:image xlink:href="Pictures/2000000A000069D50000191D6989158A428E3272.wmf" xlink:type="simple" xlink:show="embed" xlink:actuate="onLoad"/></draw:frame></text:p>
      <text:p text:style-name="P6"><draw:frame draw:style-name="fr1" draw:name="graphic38" text:anchor-type="as-char" svg:width="6in" svg:height="1.8752in" draw:z-index="37"><draw:image xlink:href="Pictures/2000000A000069D5000020F83AB2F551509D2426.wmf" xlink:type="simple" xlink:show="embed" xlink:actuate="onLoad"/></draw:frame></text:p>
      <text:p text:style-name="P6"><text:soft-page-break/><draw:frame draw:style-name="fr1" draw:name="graphic39" text:anchor-type="as-char" svg:width="6in" svg:height="3.052in" draw:z-index="38"><draw:image xlink:href="Pictures/2000000A000069D5000035D9D7D6D3BDE532C81C.wmf" xlink:type="simple" xlink:show="embed" xlink:actuate="onLoad"/></draw:frame></text:p>
      <text:p text:style-name="P5">11. Create an Angular application with title 'Welcome to IP Validation!'.</text:p>
      <text:p text:style-name="P5">Create a textbox with id as 'textbox'.</text:p>
      <text:p text:style-name="P5">Create a button with id as 'button'.</text:p>
      <text:p text:style-name="P5">When a valid IP address is given, then result should be displayed as 'true'.Else 'false'.Use id as 'result' for result.Refer Expected Screens.</text:p>
      <text:p text:style-name="P5">Expected Screens:</text:p>
      <text:p text:style-name="P6"><draw:frame draw:style-name="fr1" draw:name="graphic40" text:anchor-type="as-char" svg:width="6in" svg:height="3.2709in" draw:z-index="39"><draw:image xlink:href="Pictures/2000000A0000517100002C576E30105AF13A0E57.wmf" xlink:type="simple" xlink:show="embed" xlink:actuate="onLoad"/></draw:frame></text:p>
      <text:p text:style-name="P6"><text:soft-page-break/><draw:frame draw:style-name="fr1" draw:name="graphic41" text:anchor-type="as-char" svg:width="6in" svg:height="4.0311in" draw:z-index="40"><draw:image xlink:href="Pictures/2000000A00003EBC00002A2B8A856B5055473EDF.wmf" xlink:type="simple" xlink:show="embed" xlink:actuate="onLoad"/></draw:frame></text:p>
      <text:p text:style-name="P6"><draw:frame draw:style-name="fr1" draw:name="graphic42" text:anchor-type="as-char" svg:width="5.3646in" svg:height="3.0937in" draw:z-index="41"><draw:image xlink:href="Pictures/2000000A0000353A00001EB253BDF42E7DAC27F1.wmf" xlink:type="simple" xlink:show="embed" xlink:actuate="onLoad"/></draw:frame></text:p>
      <text:p text:style-name="P5">12. Create an Angular application with title 'Welcome to Date Pipe!'.Create a textbox in date format with id as 'textbox'.Create a 'Toggle Format' button.</text:p>
      <text:p text:style-name="P5">When we click the textbox , the calender should display .</text:p>
      <text:p text:style-name="P5">When we click the Toggle Format button, the result should be displayed as shown in Screen2.Create result with id as 'result'. <text:s/></text:p>
      <text:p text:style-name="P5">Expected Screens:</text:p>
      <text:p text:style-name="P6"><text:soft-page-break/><draw:frame draw:style-name="fr1" draw:name="graphic43" text:anchor-type="as-char" svg:width="5.1252in" svg:height="2.9689in" draw:z-index="42"><draw:image xlink:href="Pictures/2000000A000032DA00001D75D755F0EC1E135A92.wmf" xlink:type="simple" xlink:show="embed" xlink:actuate="onLoad"/></draw:frame></text:p>
      <text:p text:style-name="P6"><draw:frame draw:style-name="fr1" draw:name="graphic44" text:anchor-type="as-char" svg:width="5.3957in" svg:height="3.2811in" draw:z-index="43"><draw:image xlink:href="Pictures/2000000A000035890000208EBA39EC2D4DC0CAA3.wmf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editing-cycles>2</meta:editing-cycles>
    <meta:editing-duration>PT3H3M55S</meta:editing-duration>
    <meta:generator>LibreOffice/5.1.5.2$Windows_X86_64 LibreOffice_project/7a864d8825610a8c07cfc3bc01dd4fce6a9447e5</meta:generator>
    <dc:date>2019-06-20T18:13:25.655000000</dc:date>
    <meta:document-statistic meta:table-count="0" meta:image-count="44" meta:object-count="0" meta:page-count="25" meta:paragraph-count="212" meta:word-count="1381" meta:character-count="9176" meta:non-whitespace-character-count="7693"/>
  </office:meta>
</office:document-meta>
</file>